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Light 10" svg:font-family="'LM Mono Light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c2e0ae" draw:textarea-horizontal-align="justify" draw:textarea-vertical-align="middle" draw:auto-grow-height="false" fo:min-height="11.434cm" fo:min-width="6.072cm"/>
    </style:style>
    <style:style style:name="gr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1.434cm" fo:min-width="6.296cm"/>
    </style:style>
    <style:style style:name="gr3" style:family="graphic" style:parent-style-name="standard">
      <style:graphic-properties svg:stroke-color="#000000" draw:fill="solid" draw:fill-color="#fff9ae" draw:textarea-horizontal-align="justify" draw:textarea-vertical-align="middle" draw:auto-grow-height="false" fo:min-height="2.544cm" fo:min-width="3.564cm"/>
    </style:style>
    <style:style style:name="gr4" style:family="graphic" style:parent-style-name="standard">
      <style:graphic-properties svg:stroke-color="#000000" draw:fill="solid" draw:fill-color="#f7a19a" draw:textarea-horizontal-align="justify" draw:textarea-vertical-align="middle" draw:auto-grow-height="false" fo:min-height="1.824cm" fo:min-width="3.5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09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4.326cm"/>
    </style:style>
    <style:style style:name="gr8" style:family="graphic" style:parent-style-name="standard">
      <style:graphic-properties svg:stroke-color="#000000" draw:fill="solid" draw:fill-color="#fffbcc" draw:textarea-horizontal-align="justify" draw:textarea-vertical-align="middle" draw:auto-grow-height="false" fo:min-height="2.036cm" fo:min-width="4.072cm"/>
    </style:style>
    <style:style style:name="gr9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4.396cm"/>
    </style:style>
    <style:style style:name="gr13" style:family="graphic" style:parent-style-name="standard">
      <style:graphic-properties svg:stroke-color="#000000" draw:fill="solid" draw:fill-color="#c2e0ae" draw:textarea-horizontal-align="justify" draw:textarea-vertical-align="middle" draw:auto-grow-height="false" fo:min-height="2.036cm" fo:min-width="4.072cm"/>
    </style:style>
    <style:style style:name="gr14" style:family="graphic" style:parent-style-name="standard">
      <style:graphic-properties svg:stroke-color="#000000" draw:fill="solid" draw:fill-color="#ffdaa2" draw:textarea-horizontal-align="justify" draw:textarea-vertical-align="middle" draw:auto-grow-height="false" fo:min-height="2.036cm" fo:min-width="4.0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16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1.768cm" fo:min-width="3.465cm"/>
    </style:style>
    <style:style style:name="gr17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1.768cm" fo:min-width="3.895cm"/>
    </style:style>
    <style:style style:name="gr18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1.768cm" fo:min-width="3.894cm"/>
    </style:style>
    <style:style style:name="gr19" style:family="graphic" style:parent-style-name="objectwithoutfill">
      <style:graphic-properties draw:stroke="dash" draw:stroke-dash="Fine_20_Dashed" svg:stroke-color="#000000" draw:marker-end="Arrow" draw:marker-end-width="0.3cm" draw:fill="none" draw:fill-color="#ffffff" draw:textarea-vertical-align="middle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2cm" fo:min-width="0.517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95cm" fo:min-width="0.771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svg:stroke-color="#000000" draw:fill="solid" draw:fill-color="#c2e0ae" draw:textarea-horizontal-align="justify" draw:textarea-vertical-align="middle" draw:auto-grow-height="false" fo:min-height="12.45cm" fo:min-width="6.072cm"/>
    </style:style>
    <style:style style:name="gr2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2.45cm" fo:min-width="6.296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068cm" fo:min-width="4.834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06cm" fo:min-width="4.834cm"/>
    </style:style>
    <style:style style:name="gr27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474cm" fo:min-width="2.802cm"/>
    </style:style>
    <style:style style:name="gr28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458cm" fo:min-width="2.802cm"/>
    </style:style>
    <style:style style:name="gr29" style:family="graphic" style:parent-style-name="standard">
      <style:graphic-properties draw:stroke="dash" draw:stroke-dash="Fine_20_Dashed" svg:stroke-color="#000000" draw:fill="solid" draw:fill-color="#eeeeee" draw:textarea-horizontal-align="justify" draw:textarea-vertical-align="middle" draw:auto-grow-height="false" fo:min-height="0.458cm" fo:min-width="2.802cm"/>
    </style:style>
    <style:style style:name="gr3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1.18cm" fo:min-width="6.296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652cm" fo:min-width="4.834cm"/>
    </style:style>
    <style:style style:name="gr32" style:family="graphic" style:parent-style-name="standard">
      <style:graphic-properties svg:stroke-color="#000000" draw:fill="solid" draw:fill-color="#fffbcc" draw:textarea-horizontal-align="justify" draw:textarea-vertical-align="middle" draw:auto-grow-height="false" fo:min-height="2.754cm" fo:min-width="5.18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c2e0ae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9ae"/>
      <style:paragraph-properties fo:text-align="center"/>
      <style:text-properties fo:font-size="10pt" fo:font-style="normal" style:font-style-asian="normal" style:font-style-complex="normal"/>
    </style:style>
    <style:style style:name="P5" style:family="paragraph">
      <loext:graphic-properties draw:fill="solid" draw:fill-color="#f7a19a"/>
      <style:paragraph-properties fo:text-align="center"/>
      <style:text-properties fo:font-size="10pt" fo:font-style="normal" style:font-style-asian="normal" style:font-style-complex="normal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solid" draw:fill-color="#ffffff"/>
      <style:paragraph-properties fo:text-align="center"/>
      <style:text-properties fo:font-size="10pt"/>
    </style:style>
    <style:style style:name="P8" style:family="paragraph">
      <loext:graphic-properties draw:fill="solid" draw:fill-color="#fffbcc"/>
      <style:paragraph-properties fo:text-align="center"/>
      <style:text-properties fo:font-size="10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solid" draw:fill-color="#c2e0ae"/>
      <style:paragraph-properties fo:text-align="center"/>
      <style:text-properties fo:font-size="10pt"/>
    </style:style>
    <style:style style:name="P12" style:family="paragraph">
      <loext:graphic-properties draw:fill="solid" draw:fill-color="#ffdaa2"/>
      <style:paragraph-properties fo:text-align="center"/>
      <style:text-properties fo:font-size="10pt"/>
    </style:style>
    <style:style style:name="P13" style:family="paragraph">
      <loext:graphic-properties draw:fill="solid" draw:fill-color="#fff200"/>
      <style:paragraph-properties fo:text-align="center"/>
      <style:text-properties fo:font-size="10pt"/>
    </style:style>
    <style:style style:name="P14" style:family="paragraph">
      <loext:graphic-properties draw:fill="solid" draw:fill-color="#ffffff"/>
      <style:paragraph-properties fo:text-align="center"/>
      <style:text-properties fo:font-size="8pt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P17" style:family="paragraph">
      <loext:graphic-properties draw:fill="solid" draw:fill-color="#eeeeee"/>
      <style:paragraph-properties fo:text-align="center"/>
      <style:text-properties fo:font-size="8pt" style:font-size-asian="8pt" style:font-size-complex="8pt"/>
    </style:style>
    <style:style style:name="P18" style:family="paragraph">
      <style:paragraph-properties fo:text-align="center"/>
      <style:text-properties style:font-name="LM Mono Light 10" fo:font-size="8pt" style:font-size-asian="8pt" style:font-size-complex="8pt"/>
    </style:style>
    <style:style style:name="P19" style:family="paragraph">
      <loext:graphic-properties draw:fill="solid" draw:fill-color="#fffbcc"/>
      <style:paragraph-properties fo:text-align="center"/>
      <style:text-properties style:font-name="LM Mono Light 10" fo:font-size="8pt" style:font-size-asian="8pt" style:font-size-complex="8pt"/>
    </style:style>
    <style:style style:name="P20" style:family="paragraph">
      <style:text-properties fo:font-size="10pt" style:font-size-asian="10pt" style:font-size-complex="10pt"/>
    </style:style>
    <style:style style:name="T1" style:family="text">
      <style:text-properties fo:font-size="10pt" fo:font-style="normal" style:font-style-asian="normal" style:font-style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0pt" fo:font-weight="bold" style:font-weight-asian="bold" style:font-weight-complex="bold"/>
    </style:style>
    <style:style style:name="T7" style:family="text">
      <style:text-properties fo:font-size="8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font-name="LM Mono Light 1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572cm" svg:height="11.684cm" svg:x="16.542cm" svg:y="2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796cm" svg:height="11.684cm" svg:x="8.198cm" svg:y="2.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4.064cm" svg:height="2.794cm" svg:x="17.85cm" svg:y="10.514cm">
          <text:p text:style-name="P3"><text:span text:style-name="T1">“</text:span><text:span text:style-name="T1">User-facing” APIs</text:span></text:p>
          <text:p text:style-name="P3"><text:span text:style-name="T1"/></text:p>
          <text:p text:style-name="P3"><text:span text:style-name="T1">/bwhc/user/api/…</text:span></text:p>
          <text:p text:style-name="P3"><text:span text:style-name="T1">/bwhc/mtb/api/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4.064cm" svg:height="2.074cm" svg:x="17.78cm" svg:y="7.204cm">
          <text:p text:style-name="P3"><text:span text:style-name="T1">ETL </text:span><text:span text:style-name="T1">API</text:span></text:p>
          <text:p text:style-name="P3"><text:span text:style-name="T1"/></text:p>
          <text:p text:style-name="P3"><text:span text:style-name="T1">/</text:span><text:span text:style-name="T1">bwh</text:span><text:span text:style-name="T1">c/etl/</text:span><text:span text:style-name="T1">api/</text:span><text:span text:style-name="T1">…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4.064cm" svg:height="2.074cm" svg:x="17.85cm" svg:y="3.806cm">
          <text:p text:style-name="P3"><text:span text:style-name="T1">Peer-</text:span><text:span text:style-name="T1">to-</text:span><text:span text:style-name="T1">peer </text:span><text:span text:style-name="T1">API</text:span></text:p>
          <text:p text:style-name="P3"><text:span text:style-name="T1"/></text:p>
          <text:p text:style-name="P3"><text:span text:style-name="T1">/</text:span><text:span text:style-name="T1">bwhc/</text:span><text:span text:style-name="T1">peer2</text:span><text:span text:style-name="T1">peer/</text:span><text:span text:style-name="T1">api/…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427cm" svg:height="0.725cm" svg:x="16.709cm" svg:y="2.54cm">
          <draw:text-box>
            <text:p><text:span text:style-name="T2">bwHC Backend</text:span></text:p>
          </draw:text-box>
        </draw:frame>
        <draw:frame draw:style-name="gr6" draw:text-style-name="P6" draw:layer="layout" svg:width="5.595cm" svg:height="0.725cm" svg:x="8.31cm" svg:y="2.541cm">
          <draw:text-box>
            <text:p><text:span text:style-name="T2">Reverse Proxy (e.g. Nginx)</text:span></text:p>
          </draw:text-box>
        </draw:frame>
        <draw:custom-shape draw:style-name="gr7" draw:text-style-name="P7" xml:id="id2" draw:id="id2" draw:layer="layout" svg:width="4.826cm" svg:height="2.286cm" svg:x="9.214cm" svg:y="10.722cm">
          <text:p text:style-name="P3"><text:span text:style-name="T3">SSL/TLS</text:span></text:p>
          <text:p text:style-name="P3"><text:span text:style-name="T3">Endpoin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" draw:id="id1" draw:layer="layout" svg:width="4.572cm" svg:height="2.286cm" svg:x="2.068cm" svg:y="10.722cm">
          <text:p text:style-name="P3"><text:span text:style-name="T3">Browser</text:span></text:p>
          <text:p text:style-name="P3"><text:span text:style-name="T3"/></text:p>
          <text:p text:style-name="P3"><text:span text:style-name="T3">(Local)</text:span>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draw:type="line" svg:x1="6.64cm" svg:y1="11.865cm" svg:x2="9.214cm" svg:y2="11.865cm" draw:start-shape="id1" draw:start-glue-point="1" draw:end-shape="id2" svg:d="M6640 11865h2574" svg:viewBox="0 0 2575 1">
          <text:p/>
        </draw:connector>
        <draw:connector draw:style-name="gr9" draw:text-style-name="P9" draw:layer="layout" draw:type="line" svg:x1="14.04cm" svg:y1="11.865cm" svg:x2="17.85cm" svg:y2="11.911cm" draw:start-shape="id2" draw:start-glue-point="1" draw:end-shape="id3" svg:d="M14040 11865l3810 46" svg:viewBox="0 0 3811 47">
          <text:p/>
        </draw:connector>
        <draw:frame draw:style-name="gr10" draw:text-style-name="P10" draw:layer="layout" svg:width="1.653cm" svg:height="0.645cm" svg:x="6.591cm" svg:y="11.855cm">
          <draw:text-box>
            <text:p><text:span text:style-name="T4">HTTPS</text:span></text:p>
          </draw:text-box>
        </draw:frame>
        <draw:frame draw:style-name="gr11" draw:text-style-name="P10" draw:layer="layout" svg:width="1.421cm" svg:height="0.645cm" svg:x="14.835cm" svg:y="11.076cm">
          <draw:text-box>
            <text:p><text:span text:style-name="T4">HTTP</text:span></text:p>
          </draw:text-box>
        </draw:frame>
        <draw:custom-shape draw:style-name="gr12" draw:text-style-name="P7" xml:id="id4" draw:id="id4" draw:layer="layout" svg:width="4.896cm" svg:height="2.286cm" svg:x="9.144cm" svg:y="4.572cm">
          <text:p text:style-name="P3"><text:span text:style-name="T5">mutual</text:span><text:span text:style-name="T3"> SSL/TLS</text:span></text:p>
          <text:p text:style-name="P3"><text:span text:style-name="T3">Endpoint</text:span></text:p>
          <text:p text:style-name="P3"><text:span text:style-name="T3">(Client Certificate</text:span></text:p>
          <text:p text:style-name="P3"><text:span text:style-name="T3">verification)</text:span>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draw:type="line" svg:x1="14.04cm" svg:y1="5.715cm" svg:x2="17.85cm" svg:y2="4.843cm" draw:start-shape="id4" draw:start-glue-point="1" draw:end-shape="id5" draw:end-glue-point="3" svg:d="M14040 5715l3810-872" svg:viewBox="0 0 3811 873">
          <text:p/>
        </draw:connector>
        <draw:connector draw:style-name="gr9" draw:text-style-name="P9" draw:layer="layout" draw:type="line" svg:x1="14.04cm" svg:y1="5.715cm" svg:x2="17.78cm" svg:y2="8.241cm" draw:start-shape="id4" draw:start-glue-point="1" draw:end-shape="id6" svg:d="M14040 5715l3740 2526" svg:viewBox="0 0 3741 2527">
          <text:p/>
        </draw:connector>
        <draw:frame draw:style-name="gr11" draw:text-style-name="P10" draw:layer="layout" svg:width="1.421cm" svg:height="0.645cm" svg:x="14.994cm" svg:y="5.588cm">
          <draw:text-box>
            <text:p><text:span text:style-name="T4">HTTP</text:span></text:p>
          </draw:text-box>
        </draw:frame>
        <draw:custom-shape draw:style-name="gr13" draw:text-style-name="P11" xml:id="id7" draw:id="id7" draw:layer="layout" svg:width="4.572cm" svg:height="2.286cm" svg:x="1.986cm" svg:y="3.486cm">
          <text:p text:style-name="P3"><text:span text:style-name="T3">bwHC </text:span><text:span text:style-name="T3">Node</text:span></text:p>
          <text:p text:style-name="P3"><text:span text:style-name="T3"/></text:p>
          <text:p text:style-name="P3"><text:span text:style-name="T3">(External)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8" draw:id="id8" draw:layer="layout" svg:width="4.572cm" svg:height="2.286cm" svg:x="1.986cm" svg:y="7.086cm">
          <text:p text:style-name="P3"><text:span text:style-name="T3">MTBFile</text:span></text:p>
          <text:p text:style-name="P3"><text:span text:style-name="T3">ETL Set-up</text:span></text:p>
          <text:p text:style-name="P3"><text:span text:style-name="T3"/></text:p>
          <text:p text:style-name="P3"><text:span text:style-name="T3">(Local)</text:span>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draw:type="line" svg:x1="6.558cm" svg:y1="4.629cm" svg:x2="9.144cm" svg:y2="5.715cm" draw:start-shape="id7" draw:start-glue-point="1" draw:end-shape="id4" svg:d="M6558 4629l2586 1086" svg:viewBox="0 0 2587 1087">
          <text:p/>
        </draw:connector>
        <draw:connector draw:style-name="gr9" draw:text-style-name="P9" draw:layer="layout" draw:type="line" svg:x1="6.558cm" svg:y1="8.229cm" svg:x2="9.144cm" svg:y2="5.715cm" draw:start-shape="id8" draw:start-glue-point="1" draw:end-shape="id4" svg:d="M6558 8229l2586-2514" svg:viewBox="0 0 2587 2515">
          <text:p/>
        </draw:connector>
        <draw:frame draw:style-name="gr15" draw:text-style-name="P10" draw:layer="layout" svg:width="1.839cm" svg:height="1.433cm" svg:x="6.558cm" svg:y="5.415cm">
          <draw:text-box>
            <text:p><text:span text:style-name="T4">HTTPS</text:span></text:p>
            <text:p><text:span text:style-name="T4">w/ client</text:span></text:p>
            <text:p><text:span text:style-name="T4">x509</text:span></text:p>
          </draw:text-box>
        </draw:frame>
        <draw:custom-shape draw:style-name="gr16" draw:text-style-name="P13" draw:layer="layout" svg:width="3.964cm" svg:height="2.286cm" svg:x="21.69cm" svg:y="11.438cm">
          <text:p text:style-name="P3"><text:span text:style-name="T3">Secured</text:span></text:p>
          <text:p text:style-name="P3"><text:span text:style-name="T3">via login mechanism</text:span></text:p>
          <text:p text:style-name="P3"><text:span text:style-name="T3">(OAuth 2.0</text:span></text:p>
          <text:p text:style-name="P3"><text:span text:style-name="T3">Bearer Token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13" draw:layer="layout" svg:width="4.394cm" svg:height="2.286cm" svg:x="21.768cm" svg:y="4.002cm">
          <text:p text:style-name="P3"><text:span text:style-name="T6">MUST</text:span><text:span text:style-name="T3"> be secured via</text:span></text:p>
          <text:p text:style-name="P3"><text:span text:style-name="T3">mutual TLS</text:span></text:p>
          <text:p text:style-name="P3"><text:span text:style-name="T3">(Client certificate </text:span><text:span text:style-name="T3">auth.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13" draw:layer="layout" svg:width="4.393cm" svg:height="2.286cm" svg:x="21.69cm" svg:y="7.458cm">
          <text:p text:style-name="P3"><text:span text:style-name="T6">SHOULD</text:span><text:span text:style-name="T3"> be secured via</text:span></text:p>
          <text:p text:style-name="P3"><text:span text:style-name="T3">mutual TLS</text:span></text:p>
          <text:p text:style-name="P3"><text:span text:style-name="T3">(Client certificate auth.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9" draw:text-style-name="P9" draw:layer="layout" draw:type="line" svg:x1="6.558cm" svg:y1="8.229cm" svg:x2="9.214cm" svg:y2="11.865cm" draw:start-shape="id8" draw:start-glue-point="1" draw:end-shape="id2" svg:d="M6558 8229l2656 3636" svg:viewBox="0 0 2657 3637">
          <text:p/>
        </draw:connector>
        <draw:connector draw:style-name="gr19" draw:text-style-name="P9" draw:layer="layout" draw:type="line" svg:x1="14.04cm" svg:y1="11.865cm" svg:x2="17.78cm" svg:y2="8.241cm" draw:start-shape="id2" draw:start-glue-point="1" draw:end-shape="id6" svg:d="M14040 11865l3740-3624" svg:viewBox="0 0 3741 3625">
          <text:p/>
        </draw:connector>
        <draw:custom-shape draw:style-name="gr20" draw:text-style-name="P14" draw:layer="layout" svg:width="1.016cm" svg:height="1.27cm" svg:x="9.552cm" svg:y="6.604cm">
          <text:p text:style-name="P3"><text:span text:style-name="T7">x509</text:span></text:p>
          <text:p text:style-name="P3"><text:span text:style-name="T7">Server</text:span></text:p>
          <text:p text:style-name="P3"><text:span text:style-name="T7">Cer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14" draw:layer="layout" svg:width="1.016cm" svg:height="1.27cm" svg:x="9.553cm" svg:y="12.405cm">
          <text:p text:style-name="P3"><text:span text:style-name="T7">x509</text:span></text:p>
          <text:p text:style-name="P3"><text:span text:style-name="T7">Server</text:span></text:p>
          <text:p text:style-name="P3"><text:span text:style-name="T7">Cer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14" draw:layer="layout" svg:width="1.27cm" svg:height="1.523cm" svg:x="12.546cm" svg:y="6.605cm">
          <text:p text:style-name="P3"><text:span text:style-name="T7">bwHC</text:span></text:p>
          <text:p text:style-name="P3"><text:span text:style-name="T7">CA</text:span></text:p>
          <text:p text:style-name="P3"><text:span text:style-name="T7">(trusted</text:span></text:p>
          <text:p text:style-name="P3"><text:span text:style-name="T7">CA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custom-shape draw:style-name="gr23" draw:text-style-name="P1" draw:layer="layout" svg:width="6.572cm" svg:height="12.7cm" svg:x="16.542cm" svg:y="1.7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6.796cm" svg:height="12.7cm" svg:x="8.198cm" svg:y="1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1" draw:id="id11" draw:layer="layout" svg:width="4.064cm" svg:height="2.794cm" svg:x="17.85cm" svg:y="10.714cm">
          <text:p text:style-name="P3"><text:span text:style-name="T1">“</text:span><text:span text:style-name="T1">User-facing” APIs</text:span></text:p>
          <text:p text:style-name="P3"><text:span text:style-name="T1"/></text:p>
          <text:p text:style-name="P3"><text:span text:style-name="T1">/bwhc/user/api/…</text:span></text:p>
          <text:p text:style-name="P3"><text:span text:style-name="T1">/bwhc/mtb/api/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5" draw:id="id15" draw:layer="layout" svg:width="4.064cm" svg:height="2.074cm" svg:x="17.78cm" svg:y="7.204cm">
          <text:p text:style-name="P3"><text:span text:style-name="T1">ETL API</text:span></text:p>
          <text:p text:style-name="P3"><text:span text:style-name="T1"/></text:p>
          <text:p text:style-name="P3"><text:span text:style-name="T1">/bwhc/etl/api/…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3" draw:id="id13" draw:layer="layout" svg:width="4.064cm" svg:height="2.074cm" svg:x="17.85cm" svg:y="3.506cm">
          <text:p text:style-name="P3"><text:span text:style-name="T1">Peer-to-peer API</text:span></text:p>
          <text:p text:style-name="P3"><text:span text:style-name="T1"/></text:p>
          <text:p text:style-name="P3"><text:span text:style-name="T1">/bwhc/peer2peer/api/…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427cm" svg:height="0.725cm" svg:x="16.709cm" svg:y="1.84cm">
          <draw:text-box>
            <text:p><text:span text:style-name="T2">bwHC Backend</text:span></text:p>
          </draw:text-box>
        </draw:frame>
        <draw:frame draw:style-name="gr6" draw:text-style-name="P6" draw:layer="layout" svg:width="5.595cm" svg:height="0.725cm" svg:x="8.31cm" svg:y="1.941cm">
          <draw:text-box>
            <text:p><text:span text:style-name="T2">Reverse Proxy (e.g. Nginx)</text:span></text:p>
          </draw:text-box>
        </draw:frame>
        <draw:custom-shape draw:style-name="gr25" draw:text-style-name="P7" draw:layer="layout" svg:width="5.334cm" svg:height="4.318cm" svg:x="8.89cm" svg:y="9.398cm">
          <text:p text:style-name="P3"><text:span text:style-name="T3">SSL/TLS Endpoint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8" xml:id="id9" draw:id="id9" draw:layer="layout" svg:width="4.572cm" svg:height="2.286cm" svg:x="2.068cm" svg:y="11.122cm">
          <text:p text:style-name="P3"><text:span text:style-name="T3">Browser</text:span></text:p>
          <text:p text:style-name="P3"><text:span text:style-name="T3"/></text:p>
          <text:p text:style-name="P3"><text:span text:style-name="T3">(Local)</text:span>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draw:type="line" svg:x1="6.64cm" svg:y1="12.265cm" svg:x2="9.86cm" svg:y2="12.15cm" draw:start-shape="id9" draw:start-glue-point="1" draw:end-shape="id10" draw:end-glue-point="3" svg:d="M6640 12265l3220-115" svg:viewBox="0 0 3221 116">
          <text:p/>
        </draw:connector>
        <draw:connector draw:style-name="gr9" draw:text-style-name="P9" draw:layer="layout" draw:type="line" svg:x1="13.162cm" svg:y1="12.15cm" svg:x2="17.85cm" svg:y2="12.111cm" draw:start-shape="id10" draw:start-glue-point="1" draw:end-shape="id11" svg:d="M13162 12150l4688-39" svg:viewBox="0 0 4689 40">
          <text:p/>
        </draw:connector>
        <draw:frame draw:style-name="gr10" draw:text-style-name="P16" draw:layer="layout" svg:width="1.653cm" svg:height="0.645cm" svg:x="6.591cm" svg:y="11.655cm">
          <draw:text-box>
            <text:p><text:span text:style-name="T8">HTTPS</text:span></text:p>
          </draw:text-box>
        </draw:frame>
        <draw:frame draw:style-name="gr11" draw:text-style-name="P16" draw:layer="layout" svg:width="1.421cm" svg:height="0.645cm" svg:x="15.035cm" svg:y="11.676cm">
          <draw:text-box>
            <text:p><text:span text:style-name="T8">HTTP</text:span></text:p>
          </draw:text-box>
        </draw:frame>
        <draw:custom-shape draw:style-name="gr26" draw:text-style-name="P7" draw:layer="layout" svg:width="5.334cm" svg:height="4.456cm" svg:x="8.89cm" svg:y="3.672cm">
          <text:p text:style-name="P3"><text:span text:style-name="T5">mutual</text:span><text:span text:style-name="T3"> SSL/TLS Endpoint</text:span></text:p>
          <text:p text:style-name="P3"><text:span text:style-name="T3">(Client Certificate Auth.)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draw:type="line" svg:x1="13.162cm" svg:y1="5.642cm" svg:x2="17.85cm" svg:y2="4.543cm" draw:start-shape="id12" draw:start-glue-point="1" draw:end-shape="id13" draw:end-glue-point="3" svg:d="M13162 5642l4688-1099" svg:viewBox="0 0 4689 1100">
          <text:p/>
        </draw:connector>
        <draw:connector draw:style-name="gr9" draw:text-style-name="P9" draw:layer="layout" draw:type="line" svg:x1="13.162cm" svg:y1="6.65cm" svg:x2="17.78cm" svg:y2="8.241cm" draw:start-shape="id14" draw:start-glue-point="1" draw:end-shape="id15" svg:d="M13162 6650l4618 1591" svg:viewBox="0 0 4619 1592">
          <text:p/>
        </draw:connector>
        <draw:frame draw:style-name="gr11" draw:text-style-name="P16" draw:layer="layout" svg:width="1.421cm" svg:height="0.645cm" svg:x="14.994cm" svg:y="5.088cm">
          <draw:text-box>
            <text:p><text:span text:style-name="T8">HTTP</text:span></text:p>
          </draw:text-box>
        </draw:frame>
        <draw:custom-shape draw:style-name="gr13" draw:text-style-name="P11" xml:id="id16" draw:id="id16" draw:layer="layout" svg:width="4.572cm" svg:height="2.286cm" svg:x="1.986cm" svg:y="2.886cm">
          <text:p text:style-name="P3"><text:span text:style-name="T3">bwHC Node</text:span></text:p>
          <text:p text:style-name="P3"><text:span text:style-name="T3"/></text:p>
          <text:p text:style-name="P3"><text:span text:style-name="T3">(External)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17" draw:id="id17" draw:layer="layout" svg:width="4.572cm" svg:height="2.286cm" svg:x="1.986cm" svg:y="6.986cm">
          <text:p text:style-name="P3"><text:span text:style-name="T3">MTB-File</text:span></text:p>
          <text:p text:style-name="P3"><text:span text:style-name="T3">ETL Set-up</text:span></text:p>
          <text:p text:style-name="P3"><text:span text:style-name="T3"/></text:p>
          <text:p text:style-name="P3"><text:span text:style-name="T3">(Local)</text:span>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draw:type="line" svg:x1="6.558cm" svg:y1="4.029cm" svg:x2="9.86cm" svg:y2="5.642cm" draw:start-shape="id16" draw:start-glue-point="1" draw:end-shape="id12" draw:end-glue-point="3" svg:d="M6558 4029l3302 1613" svg:viewBox="0 0 3303 1614">
          <text:p/>
        </draw:connector>
        <draw:connector draw:style-name="gr9" draw:text-style-name="P9" draw:layer="layout" draw:type="line" svg:x1="6.558cm" svg:y1="8.129cm" svg:x2="9.86cm" svg:y2="6.65cm" draw:start-shape="id17" draw:start-glue-point="1" draw:end-shape="id14" draw:end-glue-point="3" svg:d="M6558 8129l3302-1479" svg:viewBox="0 0 3303 1480">
          <text:p/>
        </draw:connector>
        <draw:frame draw:style-name="gr15" draw:text-style-name="P16" draw:layer="layout" svg:width="1.839cm" svg:height="1.433cm" svg:x="6.658cm" svg:y="6.334cm">
          <draw:text-box>
            <text:p><text:span text:style-name="T8">HTTPS</text:span></text:p>
            <text:p><text:span text:style-name="T8">w/ client</text:span></text:p>
            <text:p><text:span text:style-name="T8">x509</text:span></text:p>
          </draw:text-box>
        </draw:frame>
        <draw:custom-shape draw:style-name="gr16" draw:text-style-name="P13" draw:layer="layout" svg:width="3.964cm" svg:height="2.286cm" svg:x="21.69cm" svg:y="11.438cm">
          <text:p text:style-name="P3"><text:span text:style-name="T3">Secured</text:span></text:p>
          <text:p text:style-name="P3"><text:span text:style-name="T3">via login mechanism</text:span></text:p>
          <text:p text:style-name="P3"><text:span text:style-name="T3">(OAuth 2.0</text:span></text:p>
          <text:p text:style-name="P3"><text:span text:style-name="T3">Bearer Token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13" draw:layer="layout" svg:width="4.394cm" svg:height="2.286cm" svg:x="21.768cm" svg:y="3.902cm">
          <text:p text:style-name="P3"><text:span text:style-name="T6">MUST</text:span><text:span text:style-name="T3"> be secured via</text:span></text:p>
          <text:p text:style-name="P3"><text:span text:style-name="T3">mutual TLS</text:span></text:p>
          <text:p text:style-name="P3"><text:span text:style-name="T3">(Client Certificate Auth.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13" draw:layer="layout" svg:width="4.393cm" svg:height="2.286cm" svg:x="21.69cm" svg:y="7.458cm">
          <text:p text:style-name="P3"><text:span text:style-name="T6">SHOULD</text:span><text:span text:style-name="T3"> be secured via</text:span></text:p>
          <text:p text:style-name="P3"><text:span text:style-name="T3">mutual TLS</text:span></text:p>
          <text:p text:style-name="P3"><text:span text:style-name="T3">(Client Certificate Auth.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9" draw:text-style-name="P9" draw:layer="layout" draw:type="line" svg:x1="6.558cm" svg:y1="8.129cm" svg:x2="9.86cm" svg:y2="11.15cm" draw:start-shape="id17" draw:start-glue-point="1" draw:end-shape="id18" svg:d="M6558 8129l3302 3021" svg:viewBox="0 0 3303 3022">
          <text:p/>
        </draw:connector>
        <draw:connector draw:style-name="gr19" draw:text-style-name="P9" draw:layer="layout" draw:type="line" svg:x1="13.162cm" svg:y1="11.15cm" svg:x2="17.78cm" svg:y2="8.241cm" draw:start-shape="id18" draw:start-glue-point="1" draw:end-shape="id15" svg:d="M13162 11150l4618-2909" svg:viewBox="0 0 4619 2910">
          <text:p/>
        </draw:connector>
        <draw:custom-shape draw:style-name="gr20" draw:text-style-name="P14" draw:layer="layout" svg:width="1.016cm" svg:height="1.27cm" svg:x="11.43cm" svg:y="7.366cm">
          <text:p text:style-name="P3"><text:span text:style-name="T7">x509</text:span></text:p>
          <text:p text:style-name="P3"><text:span text:style-name="T7">Server</text:span></text:p>
          <text:p text:style-name="P3"><text:span text:style-name="T7">Cer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14" draw:layer="layout" svg:width="1.016cm" svg:height="1.27cm" svg:x="12.954cm" svg:y="12.8cm">
          <text:p text:style-name="P3"><text:span text:style-name="T7">x509</text:span></text:p>
          <text:p text:style-name="P3"><text:span text:style-name="T7">Server</text:span></text:p>
          <text:p text:style-name="P3"><text:span text:style-name="T7">Cer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14" draw:layer="layout" svg:width="1.27cm" svg:height="1.523cm" svg:x="12.7cm" svg:y="7.213cm">
          <text:p text:style-name="P3"><text:span text:style-name="T7">bwHC</text:span></text:p>
          <text:p text:style-name="P3"><text:span text:style-name="T7">CA</text:span></text:p>
          <text:p text:style-name="P3"><text:span text:style-name="T7">(trusted</text:span></text:p>
          <text:p text:style-name="P3"><text:span text:style-name="T7">CA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17" xml:id="id12" draw:id="id12" draw:layer="layout" svg:width="3.302cm" svg:height="0.724cm" svg:x="9.86cm" svg:y="5.28cm">
          <text:p text:style-name="P3"><text:span text:style-name="T8">/bwhc/peer2peer/api/...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xml:id="id14" draw:id="id14" draw:layer="layout" svg:width="3.302cm" svg:height="0.708cm" svg:x="9.86cm" svg:y="6.296cm">
          <text:p text:style-name="P3"><text:span text:style-name="T8">/bwhc/etl/api/...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xml:id="id10" draw:id="id10" draw:layer="layout" svg:width="3.302cm" svg:height="0.708cm" svg:x="9.86cm" svg:y="11.796cm">
          <text:p text:style-name="P3"><text:span text:style-name="T8">/bwhc/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xml:id="id18" draw:id="id18" draw:layer="layout" svg:width="3.302cm" svg:height="0.708cm" svg:x="9.86cm" svg:y="10.796cm">
          <text:p text:style-name="P3"><text:span text:style-name="T8">/bwhc/etl/api/...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1.653cm" svg:height="0.645cm" svg:x="6.592cm" svg:y="9.156cm">
          <draw:text-box>
            <text:p><text:span text:style-name="T8">HTTPS</text:span></text:p>
          </draw:text-box>
        </draw:frame>
        <draw:frame draw:style-name="gr15" draw:text-style-name="P16" draw:layer="layout" svg:width="1.839cm" svg:height="1.433cm" svg:x="6.659cm" svg:y="2.935cm">
          <draw:text-box>
            <text:p><text:span text:style-name="T8">HTTPS</text:span></text:p>
            <text:p><text:span text:style-name="T8">w/ client</text:span></text:p>
            <text:p><text:span text:style-name="T8">x509</text:span></text:p>
          </draw:text-box>
        </draw:frame>
        <draw:frame draw:style-name="gr11" draw:text-style-name="P16" draw:layer="layout" svg:width="1.421cm" svg:height="0.645cm" svg:x="14.995cm" svg:y="6.889cm">
          <draw:text-box>
            <text:p><text:span text:style-name="T8">HTTP</text:span></text:p>
          </draw:text-box>
        </draw:frame>
        <draw:frame draw:style-name="gr11" draw:text-style-name="P16" draw:layer="layout" svg:width="1.421cm" svg:height="0.645cm" svg:x="14.995cm" svg:y="9.089cm">
          <draw:text-box>
            <text:p><text:span text:style-name="T8">HTTP</text:span></text:p>
          </draw:text-box>
        </draw:frame>
        <presentation:notes draw:style-name="dp2">
          <draw:page-thumbnail draw:style-name="gr22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custom-shape draw:style-name="gr30" draw:text-style-name="P2" draw:layer="layout" svg:width="6.796cm" svg:height="11.43cm" svg:x="10.898cm" svg:y="2.286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595cm" svg:height="0.725cm" svg:x="11.01cm" svg:y="2.441cm">
          <draw:text-box>
            <text:p><text:span text:style-name="T2">Web </text:span><text:span text:style-name="T2">Serv</text:span><text:span text:style-name="T2">er </text:span><text:span text:style-name="T2">(e.g. </text:span><text:span text:style-name="T2">Ngin</text:span><text:span text:style-name="T2">x)</text:span></text:p>
          </draw:text-box>
        </draw:frame>
        <draw:custom-shape draw:style-name="gr31" draw:text-style-name="P7" draw:layer="layout" svg:width="5.334cm" svg:height="8.902cm" svg:x="11.59cm" svg:y="3.798cm">
          <text:p text:style-name="P3"><text:span text:style-name="T3">Outgoing Proxy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.016cm" svg:height="1.27cm" svg:x="12.192cm" svg:y="10.784cm">
          <text:p text:style-name="P3"><text:span text:style-name="T7">x509</text:span></text:p>
          <text:p text:style-name="P3"><text:span text:style-name="T7">Client</text:span></text:p>
          <text:p text:style-name="P3"><text:span text:style-name="T7">Cer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8" draw:text-style-name="P17" xml:id="id20" draw:id="id20" draw:layer="layout" svg:width="3.302cm" svg:height="0.708cm" svg:x="12.446cm" svg:y="5.396cm">
          <text:p text:style-name="P3"><text:span text:style-name="T8">/SiteA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3" draw:id="id23" draw:layer="layout" svg:width="4.572cm" svg:height="2.286cm" svg:x="20.882cm" svg:y="2.64cm">
          <text:p text:style-name="P3"><text:span text:style-name="T3">bwH</text:span><text:span text:style-name="T3">C </text:span><text:span text:style-name="T3">Node</text:span></text:p>
          <text:p text:style-name="P3"><text:span text:style-name="T3"/></text:p>
          <text:p text:style-name="P3"><text:span text:style-name="T3">(Site </text:span><text:span text:style-name="T3">A)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4" draw:id="id24" draw:layer="layout" svg:width="4.572cm" svg:height="2.286cm" svg:x="20.882cm" svg:y="6.104cm">
          <text:p text:style-name="P3"><text:span text:style-name="T3">bwHC Node</text:span></text:p>
          <text:p text:style-name="P3"><text:span text:style-name="T3"/></text:p>
          <text:p text:style-name="P3"><text:span text:style-name="T3">(Site B)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5" draw:id="id25" draw:layer="layout" svg:width="4.572cm" svg:height="2.286cm" svg:x="20.882cm" svg:y="11.068cm">
          <text:p text:style-name="P3"><text:span text:style-name="T3">bwHC Node</text:span></text:p>
          <text:p text:style-name="P3"><text:span text:style-name="T3"/></text:p>
          <text:p text:style-name="P3"><text:span text:style-name="T3">(Site N)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5.68cm" svg:height="3.402cm" svg:x="2.286cm" svg:y="8.636cm">
          <text:p text:style-name="P18"><text:span text:style-name="T8"/></text:p>
          <text:p text:style-name="P18"><text:span text:style-name="T8"/></text:p>
          <text:p text:style-name="P18"><text:span text:style-name="T9">Site A → http://ProxyHost/SiteA</text:span></text:p>
          <text:p text:style-name="P18"><text:span text:style-name="T10">Site B → http://ProxyHost/SiteB</text:span></text:p>
          <text:p text:style-name="P18"><text:span text:style-name="T10">...</text:span></text:p>
          <text:p text:style-name="P18"><text:span text:style-name="T10">Site N → http://ProxyHost/Site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1" xml:id="id19" draw:id="id19" draw:layer="layout" svg:width="4.572cm" svg:height="2.286cm" svg:x="3.994cm" svg:y="6.604cm">
          <text:p text:style-name="P3"><text:span text:style-name="T3">bwHC Node</text:span></text:p>
          <text:p text:style-name="P3"><text:span text:style-name="T3"/></text:p>
          <text:p text:style-name="P3"><text:span text:style-name="T3">(Local)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xml:id="id21" draw:id="id21" draw:layer="layout" svg:width="3.302cm" svg:height="0.708cm" svg:x="12.446cm" svg:y="6.796cm">
          <text:p text:style-name="P3"><text:span text:style-name="T8">/SiteB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xml:id="id22" draw:id="id22" draw:layer="layout" svg:width="3.302cm" svg:height="0.708cm" svg:x="12.446cm" svg:y="9.496cm">
          <text:p text:style-name="P3"><text:span text:style-name="T8">/SiteN</text:span></text:p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0.599cm" svg:height="1.433cm" svg:x="22.889cm" svg:y="9.144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frame draw:style-name="gr33" draw:text-style-name="P10" draw:layer="layout" svg:width="0.599cm" svg:height="1.433cm" svg:x="13.79cm" svg:y="7.745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frame draw:style-name="gr34" draw:text-style-name="P10" draw:layer="layout" svg:width="1.61cm" svg:height="0.645cm" svg:x="2.3cm" svg:y="8.829cm">
          <draw:text-box>
            <text:p text:style-name="P20"><text:span text:style-name="T4">Config:</text:span></text:p>
          </draw:text-box>
        </draw:frame>
        <draw:connector draw:style-name="gr9" draw:text-style-name="P9" draw:layer="layout" draw:type="line" svg:x1="8.566cm" svg:y1="7.747cm" svg:x2="12.446cm" svg:y2="5.75cm" draw:start-shape="id19" draw:start-glue-point="1" draw:end-shape="id20" svg:d="M8566 7747l3880-1997" svg:viewBox="0 0 3881 1998">
          <text:p/>
        </draw:connector>
        <draw:connector draw:style-name="gr9" draw:text-style-name="P9" draw:layer="layout" draw:type="line" svg:x1="8.566cm" svg:y1="7.747cm" svg:x2="12.446cm" svg:y2="7.15cm" draw:start-shape="id19" draw:start-glue-point="1" draw:end-shape="id21" svg:d="M8566 7747l3880-597" svg:viewBox="0 0 3881 598">
          <text:p/>
        </draw:connector>
        <draw:connector draw:style-name="gr9" draw:text-style-name="P9" draw:layer="layout" draw:type="line" svg:x1="8.566cm" svg:y1="7.747cm" svg:x2="12.446cm" svg:y2="9.85cm" draw:start-shape="id19" draw:start-glue-point="1" draw:end-shape="id22" svg:d="M8566 7747l3880 2103" svg:viewBox="0 0 3881 2104">
          <text:p/>
        </draw:connector>
        <draw:connector draw:style-name="gr9" draw:text-style-name="P9" draw:layer="layout" draw:type="line" svg:x1="15.748cm" svg:y1="5.75cm" svg:x2="20.882cm" svg:y2="3.783cm" draw:start-shape="id20" draw:start-glue-point="1" draw:end-shape="id23" svg:d="M15748 5750l5134-1967" svg:viewBox="0 0 5135 1968">
          <text:p/>
        </draw:connector>
        <draw:connector draw:style-name="gr9" draw:text-style-name="P9" draw:layer="layout" draw:type="line" svg:x1="15.748cm" svg:y1="7.15cm" svg:x2="20.882cm" svg:y2="7.247cm" draw:start-shape="id21" draw:start-glue-point="1" draw:end-shape="id24" svg:d="M15748 7150l5134 97" svg:viewBox="0 0 5135 98">
          <text:p/>
        </draw:connector>
        <draw:connector draw:style-name="gr9" draw:text-style-name="P9" draw:layer="layout" draw:type="line" svg:x1="15.748cm" svg:y1="9.85cm" svg:x2="20.882cm" svg:y2="12.211cm" draw:start-shape="id22" draw:start-glue-point="1" draw:end-shape="id25" svg:d="M15748 9850l5134 2361" svg:viewBox="0 0 5135 2362">
          <text:p/>
        </draw:connector>
        <draw:frame draw:style-name="gr15" draw:text-style-name="P16" draw:layer="layout" svg:width="1.839cm" svg:height="1.433cm" svg:x="18.388cm" svg:y="3.283cm">
          <draw:text-box>
            <text:p><text:span text:style-name="T8">HTTPS</text:span></text:p>
            <text:p><text:span text:style-name="T8">w/ client</text:span></text:p>
            <text:p><text:span text:style-name="T8">x509</text:span></text:p>
          </draw:text-box>
        </draw:frame>
        <draw:frame draw:style-name="gr15" draw:text-style-name="P16" draw:layer="layout" svg:width="1.839cm" svg:height="1.433cm" svg:x="18.481cm" svg:y="6.096cm">
          <draw:text-box>
            <text:p><text:span text:style-name="T8">HTTPS</text:span></text:p>
            <text:p><text:span text:style-name="T8">w/ client</text:span></text:p>
            <text:p><text:span text:style-name="T8">x509</text:span></text:p>
          </draw:text-box>
        </draw:frame>
        <draw:frame draw:style-name="gr15" draw:text-style-name="P16" draw:layer="layout" svg:width="1.839cm" svg:height="1.433cm" svg:x="18.542cm" svg:y="11.738cm">
          <draw:text-box>
            <text:p><text:span text:style-name="T8">HTTPS</text:span></text:p>
            <text:p><text:span text:style-name="T8">w/ client</text:span></text:p>
            <text:p><text:span text:style-name="T8">x509</text:span></text:p>
          </draw:text-box>
        </draw:frame>
        <draw:frame draw:style-name="gr11" draw:text-style-name="P16" draw:layer="layout" svg:width="1.421cm" svg:height="0.645cm" svg:x="9.144cm" svg:y="7.62cm">
          <draw:text-box>
            <text:p><text:span text:style-name="T8">HTTP</text:span></text:p>
          </draw:text-box>
        </draw:frame>
        <presentation:notes draw:style-name="dp2">
          <draw:page-thumbnail draw:style-name="gr22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Light 10" svg:font-family="'LM Mono Light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en Clin</meta:initial-creator>
    <meta:creation-date>2021-03-23T11:19:53.948541583</meta:creation-date>
    <dc:date>2021-03-24T09:41:04.757551256</dc:date>
    <dc:creator>Lucien Clin</dc:creator>
    <meta:editing-duration>PT1H37M48S</meta:editing-duration>
    <meta:editing-cycles>41</meta:editing-cycles>
    <meta:generator>LibreOffice/6.0.7.3$Linux_X86_64 LibreOffice_project/00m0$Build-3</meta:generator>
    <meta:document-statistic meta:object-count="120"/>
  </office:meta>
</office:document-meta>
</file>